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2" style:family="graphic" style:parent-style-name="standard">
      <style:graphic-properties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0.5cm" svg:y1="31.1cm" svg:x2="25.1cm" svg:y2="35.9cm">
          <text:p/>
        </draw:line>
        <draw:line draw:style-name="gr1" draw:text-style-name="P1" draw:layer="layout" svg:x1="24.7cm" svg:y1="31.2cm" svg:x2="6.9cm" svg:y2="35.3cm">
          <text:p/>
        </draw:line>
        <draw:line draw:style-name="gr1" draw:text-style-name="P1" draw:layer="layout" svg:x1="26.1cm" svg:y1="31.2cm" svg:x2="11.6cm" svg:y2="35.6cm">
          <text:p/>
        </draw:line>
        <draw:line draw:style-name="gr1" draw:text-style-name="P1" draw:layer="layout" svg:x1="27.5cm" svg:y1="31.3cm" svg:x2="16.7cm" svg:y2="35.6cm">
          <text:p/>
        </draw:line>
        <draw:line draw:style-name="gr1" draw:text-style-name="P1" draw:layer="layout" svg:x1="29.1cm" svg:y1="31.3cm" svg:x2="21cm" svg:y2="35.8cm">
          <text:p/>
        </draw:line>
        <draw:line draw:style-name="gr1" draw:text-style-name="P1" draw:layer="layout" svg:x1="30.501cm" svg:y1="31.1cm" svg:x2="25.101cm" svg:y2="35.9cm">
          <text:p/>
        </draw:line>
        <draw:line draw:style-name="gr1" draw:text-style-name="P1" draw:layer="layout" svg:x1="31.6cm" svg:y1="31.2cm" svg:x2="29cm" svg:y2="36.2cm">
          <text:p/>
        </draw:line>
        <draw:line draw:style-name="gr1" draw:text-style-name="P1" draw:layer="layout" svg:x1="33.6cm" svg:y1="31.1cm" svg:x2="33.1cm" svg:y2="36.2cm">
          <text:p/>
        </draw:line>
        <draw:line draw:style-name="gr1" draw:text-style-name="P1" draw:layer="layout" svg:x1="36.1cm" svg:y1="31.2cm" svg:x2="36.3cm" svg:y2="36.3cm">
          <text:p/>
        </draw:line>
        <draw:line draw:style-name="gr1" draw:text-style-name="P1" draw:layer="layout" svg:x1="37.9cm" svg:y1="31.1cm" svg:x2="40.7cm" svg:y2="36.7cm">
          <text:p/>
        </draw:line>
        <draw:line draw:style-name="gr1" draw:text-style-name="P1" draw:layer="layout" svg:x1="38.8cm" svg:y1="31.2cm" svg:x2="44.7cm" svg:y2="36.5cm">
          <text:p/>
        </draw:line>
        <draw:line draw:style-name="gr1" draw:text-style-name="P1" draw:layer="layout" svg:x1="6.8cm" svg:y1="21.6cm" svg:x2="2.4cm" svg:y2="25.5cm">
          <text:p/>
        </draw:line>
        <draw:line draw:style-name="gr1" draw:text-style-name="P1" draw:layer="layout" svg:x1="7.6cm" svg:y1="21.6cm" svg:x2="5.5cm" svg:y2="25.8cm">
          <text:p/>
        </draw:line>
        <draw:line draw:style-name="gr1" draw:text-style-name="P1" draw:layer="layout" svg:x1="9.4cm" svg:y1="21.9cm" svg:x2="9.1cm" svg:y2="26.2cm">
          <text:p/>
        </draw:line>
        <draw:line draw:style-name="gr1" draw:text-style-name="P1" draw:layer="layout" svg:x1="11.7cm" svg:y1="21.8cm" svg:x2="12.1cm" svg:y2="26.4cm">
          <text:p/>
        </draw:line>
        <draw:line draw:style-name="gr1" draw:text-style-name="P1" draw:layer="layout" svg:x1="13.8cm" svg:y1="21.9cm" svg:x2="15.7cm" svg:y2="26.4cm">
          <text:p/>
        </draw:line>
        <draw:line draw:style-name="gr1" draw:text-style-name="P1" draw:layer="layout" svg:x1="15.6cm" svg:y1="22cm" svg:x2="19.1cm" svg:y2="26.5cm">
          <text:p/>
        </draw:line>
        <draw:line draw:style-name="gr1" draw:text-style-name="P1" draw:layer="layout" svg:x1="17.8cm" svg:y1="21.7cm" svg:x2="22.4cm" svg:y2="26.2cm">
          <text:p/>
        </draw:line>
        <draw:line draw:style-name="gr1" draw:text-style-name="P1" draw:layer="layout" svg:x1="15.5cm" svg:y1="9.3cm" svg:x2="9.9cm" svg:y2="11.9cm">
          <text:p/>
        </draw:line>
        <draw:line draw:style-name="gr1" draw:text-style-name="P1" draw:layer="layout" svg:x1="16.3cm" svg:y1="9.8cm" svg:x2="12.5cm" svg:y2="12cm">
          <text:p/>
        </draw:line>
        <draw:line draw:style-name="gr1" draw:text-style-name="P1" draw:layer="layout" svg:x1="16.8cm" svg:y1="9.8cm" svg:x2="15cm" svg:y2="11.9cm">
          <text:p/>
        </draw:line>
        <draw:line draw:style-name="gr1" draw:text-style-name="P1" draw:layer="layout" svg:x1="17.9cm" svg:y1="9.7cm" svg:x2="18cm" svg:y2="11.9cm">
          <text:p/>
        </draw:line>
        <draw:line draw:style-name="gr1" draw:text-style-name="P1" draw:layer="layout" svg:x1="19.9cm" svg:y1="9.7cm" svg:x2="20.8cm" svg:y2="11.9cm">
          <text:p/>
        </draw:line>
        <draw:line draw:style-name="gr1" draw:text-style-name="P1" draw:layer="layout" svg:x1="21.3cm" svg:y1="9.6cm" svg:x2="23.7cm" svg:y2="11.9cm">
          <text:p/>
        </draw:line>
        <draw:line draw:style-name="gr1" draw:text-style-name="P1" draw:layer="layout" svg:x1="36.6cm" svg:y1="14.2cm" svg:x2="30.2cm" svg:y2="17.2cm">
          <text:p/>
        </draw:line>
        <draw:line draw:style-name="gr1" draw:text-style-name="P1" draw:layer="layout" svg:x1="36.8cm" svg:y1="14.5cm" svg:x2="32.3cm" svg:y2="17.3cm">
          <text:p/>
        </draw:line>
        <draw:line draw:style-name="gr1" draw:text-style-name="P1" draw:layer="layout" svg:x1="37.6cm" svg:y1="14.5cm" svg:x2="35cm" svg:y2="17.4cm">
          <text:p/>
        </draw:line>
        <draw:line draw:style-name="gr1" draw:text-style-name="P1" draw:layer="layout" svg:x1="38.2cm" svg:y1="14.5cm" svg:x2="38.6cm" svg:y2="17.4cm">
          <text:p/>
        </draw:line>
        <draw:line draw:style-name="gr1" draw:text-style-name="P1" draw:layer="layout" svg:x1="40.3cm" svg:y1="14.4cm" svg:x2="41.1cm" svg:y2="17.7cm">
          <text:p/>
        </draw:line>
        <draw:line draw:style-name="gr1" draw:text-style-name="P1" draw:layer="layout" svg:x1="42.8cm" svg:y1="14.4cm" svg:x2="44.6cm" svg:y2="17.7cm">
          <text:p/>
        </draw:line>
        <draw:line draw:style-name="gr1" draw:text-style-name="P1" draw:layer="layout" svg:x1="44cm" svg:y1="14.2cm" svg:x2="47.2cm" svg:y2="17.5cm">
          <text:p/>
        </draw:line>
        <draw:line draw:style-name="gr1" draw:text-style-name="P1" draw:layer="layout" svg:x1="48cm" svg:y1="14.2cm" svg:x2="50.2cm" svg:y2="17.4cm">
          <text:p/>
        </draw:line>
        <draw:line draw:style-name="gr1" draw:text-style-name="P1" draw:layer="layout" svg:x1="50.8cm" svg:y1="14cm" svg:x2="53cm" svg:y2="17.2cm">
          <text:p/>
        </draw:line>
        <draw:line draw:style-name="gr1" draw:text-style-name="P1" draw:layer="layout" svg:x1="52.9cm" svg:y1="14cm" svg:x2="56.4cm" svg:y2="17.5cm">
          <text:p/>
        </draw:line>
        <draw:line draw:style-name="gr1" draw:text-style-name="P1" draw:layer="layout" svg:x1="33.9cm" svg:y1="2.3cm" svg:x2="44cm" svg:y2="13cm">
          <text:p/>
        </draw:line>
        <draw:line draw:style-name="gr1" draw:text-style-name="P1" draw:layer="layout" svg:x1="8.5cm" svg:y1="2.2cm" svg:x2="8.1cm" svg:y2="20.5cm">
          <text:p/>
        </draw:line>
        <draw:line draw:style-name="gr1" draw:text-style-name="P1" draw:layer="layout" svg:x1="17cm" svg:y1="2.1cm" svg:x2="17.7cm" svg:y2="8.3cm">
          <text:p/>
        </draw:line>
        <draw:line draw:style-name="gr1" draw:text-style-name="P1" draw:layer="layout" svg:x1="39.4cm" svg:y1="2.3cm" svg:x2="41.4cm" svg:y2="5.4cm">
          <text:p/>
        </draw:line>
        <draw:line draw:style-name="gr1" draw:text-style-name="P1" draw:layer="layout" svg:x1="42.3cm" svg:y1="2.2cm" svg:x2="44.8cm" svg:y2="5.9cm">
          <text:p/>
        </draw:line>
        <draw:line draw:style-name="gr1" draw:text-style-name="P1" draw:layer="layout" svg:x1="45.2cm" svg:y1="2.2cm" svg:x2="47.5cm" svg:y2="5.7cm">
          <text:p/>
        </draw:line>
        <draw:line draw:style-name="gr1" draw:text-style-name="P1" draw:layer="layout" svg:x1="48.8cm" svg:y1="1.9cm" svg:x2="51.3cm" svg:y2="5.1cm">
          <text:p/>
        </draw:line>
        <draw:rect draw:style-name="gr2" draw:text-style-name="P2" draw:layer="layout" svg:width="46.2cm" svg:height="1.2cm" svg:x="6cm" svg:y="1.1cm">
          <text:p text:style-name="P1"><text:span text:style-name="T1">"windows"</text:span></text:p>
          <text:p text:style-name="P1"><text:span text:style-name="T1">Game Menu</text:span></text:p>
        </draw:rect>
        <draw:rect draw:style-name="gr2" draw:text-style-name="P3" draw:layer="layout" svg:width="12.7cm" svg:height="1.4cm" svg:x="6.3cm" svg:y="20.6cm">
          <text:p text:style-name="P1"><text:span text:style-name="T1">"windows"</text:span></text:p>
          <text:p text:style-name="P1"><text:span text:style-name="T1">Menu Help</text:span></text:p>
          <text:p text:style-name="P1"><text:span text:style-name="T2">Customer Suppor</text:span><text:span text:style-name="T3">t</text:span></text:p>
        </draw:rect>
        <draw:rect draw:style-name="gr2" draw:text-style-name="P2" draw:layer="layout" svg:width="2.4cm" svg:height="1.4cm" svg:x="1.6cm" svg:y="25.5cm">
          <text:p text:style-name="P1"><text:span text:style-name="T1">"form"</text:span></text:p>
          <text:p text:style-name="P1"><text:span text:style-name="T2">Knowledge Base</text:span></text:p>
        </draw:rect>
        <draw:rect draw:style-name="gr2" draw:text-style-name="P2" draw:layer="layout" svg:width="3cm" svg:height="1.3cm" svg:x="7.6cm" svg:y="26.2cm">
          <text:p text:style-name="P1"><text:span text:style-name="T1">"form"</text:span></text:p>
          <text:p text:style-name="P1"><text:span text:style-name="T2">Report Player</text:span></text:p>
        </draw:rect>
        <draw:rect draw:style-name="gr2" draw:text-style-name="P2" draw:layer="layout" svg:width="2.6cm" svg:height="1.4cm" svg:x="11.2cm" svg:y="26.4cm">
          <text:p text:style-name="P1"><text:span text:style-name="T1">"form"</text:span></text:p>
          <text:p text:style-name="P1"><text:span text:style-name="T2">Character Stuck!</text:span></text:p>
        </draw:rect>
        <draw:rect draw:style-name="gr2" draw:text-style-name="P2" draw:layer="layout" svg:width="2.4cm" svg:height="1.5cm" svg:x="21.8cm" svg:y="26.3cm">
          <text:p text:style-name="P1"><text:span text:style-name="T1">"form"</text:span></text:p>
          <text:p text:style-name="P1"><text:span text:style-name="T2">Open a Ticket</text:span></text:p>
        </draw:rect>
        <draw:rect draw:style-name="gr2" draw:text-style-name="P3" draw:layer="layout" svg:width="7.4cm" svg:height="1.4cm" svg:x="14.3cm" svg:y="8.4cm">
          <text:p text:style-name="P1"><text:span text:style-name="T4">"windows"</text:span></text:p>
          <text:p text:style-name="P1"><text:span text:style-name="T3">System</text:span></text:p>
        </draw:rect>
        <draw:rect draw:style-name="gr2" draw:text-style-name="P2" draw:layer="layout" svg:width="1.5cm" svg:height="1.6cm" svg:x="9.3cm" svg:y="11.9cm">
          <text:p text:style-name="P1"><text:span text:style-name="T1">"form"</text:span></text:p>
          <text:p text:style-name="P1"><text:span text:style-name="T2">Graphics</text:span></text:p>
        </draw:rect>
        <draw:rect draw:style-name="gr2" draw:text-style-name="P3" draw:layer="layout" svg:width="2cm" svg:height="1.5cm" svg:x="11.6cm" svg:y="12cm">
          <text:p text:style-name="P1"><text:span text:style-name="T4">"form"</text:span></text:p>
          <text:p text:style-name="P1"><text:span text:style-name="T3">Advanced</text:span></text:p>
        </draw:rect>
        <draw:rect draw:style-name="gr2" draw:text-style-name="P3" draw:layer="layout" svg:width="17.4cm" svg:height="1.4cm" svg:x="36.2cm" svg:y="13.1cm">
          <text:p text:style-name="P1"><text:span text:style-name="T4">"windows"</text:span></text:p>
          <text:p text:style-name="P1"><text:span text:style-name="T3">Key Binding</text:span></text:p>
        </draw:rect>
        <draw:rect draw:style-name="gr2" draw:text-style-name="P3" draw:layer="layout" svg:width="14.8cm" svg:height="1.4cm" svg:x="24.7cm" svg:y="29.9cm">
          <text:p text:style-name="P1"><text:span text:style-name="T4">"windows"</text:span></text:p>
          <text:p text:style-name="P1"><text:span text:style-name="T3">Interface</text:span></text:p>
        </draw:rect>
        <draw:rect draw:style-name="gr2" draw:text-style-name="P3" draw:layer="layout" svg:width="1.9cm" svg:height="1.4cm" svg:x="40.6cm" svg:y="5.4cm">
          <text:p text:style-name="P1"><text:span text:style-name="T4">"windows"</text:span></text:p>
          <text:p text:style-name="P1"><text:span text:style-name="T3">Macro</text:span></text:p>
        </draw:rect>
        <draw:rect draw:style-name="gr2" draw:text-style-name="P3" draw:layer="layout" svg:width="2.3cm" svg:height="1.4cm" svg:x="43.5cm" svg:y="5.7cm">
          <text:p text:style-name="P1"><text:span text:style-name="T4">"windows"</text:span></text:p>
          <text:p text:style-name="P1"><text:span text:style-name="T3">Logout</text:span></text:p>
        </draw:rect>
        <draw:rect draw:style-name="gr2" draw:text-style-name="P3" draw:layer="layout" svg:width="2.1cm" svg:height="1.4cm" svg:x="46.5cm" svg:y="5.8cm">
          <text:p text:style-name="P1"><text:span text:style-name="T4">"windows"</text:span></text:p>
          <text:p text:style-name="P1"><text:span text:style-name="T3">Exit Game</text:span></text:p>
        </draw:rect>
        <draw:rect draw:style-name="gr2" draw:text-style-name="P3" draw:layer="layout" svg:width="2.9cm" svg:height="1.4cm" svg:x="50.8cm" svg:y="5cm">
          <text:p text:style-name="P1"><text:span text:style-name="T4">"windows"</text:span></text:p>
          <text:p text:style-name="P1"><text:span text:style-name="T3">Return to Game</text:span></text:p>
        </draw:rect>
        <draw:line draw:style-name="gr1" draw:text-style-name="P1" draw:layer="layout" svg:x1="25.5cm" svg:y1="2.4cm" svg:x2="29.5cm" svg:y2="29.8cm">
          <text:p/>
        </draw:line>
        <draw:rect draw:style-name="gr2" draw:text-style-name="P2" draw:layer="layout" svg:width="2.6cm" svg:height="1.4cm" svg:x="14.4cm" svg:y="26.4cm">
          <text:p text:style-name="P1"><text:span text:style-name="T1">"form"</text:span></text:p>
          <text:p text:style-name="P1"><text:span text:style-name="T2">Submit Bug</text:span></text:p>
        </draw:rect>
        <draw:rect draw:style-name="gr2" draw:text-style-name="P2" draw:layer="layout" svg:width="2.6cm" svg:height="1.4cm" svg:x="18.4cm" svg:y="26.4cm">
          <text:p text:style-name="P1"><text:span text:style-name="T1">"form"</text:span></text:p>
          <text:p text:style-name="P1"><text:span text:style-name="T2">Submit Suggestion</text:span></text:p>
        </draw:rect>
        <draw:rect draw:style-name="gr2" draw:text-style-name="P2" draw:layer="layout" svg:width="2.4cm" svg:height="1.4cm" svg:x="4.8cm" svg:y="25.6cm">
          <text:p text:style-name="P1"><text:span text:style-name="T1">"form"</text:span></text:p>
          <text:p text:style-name="P1"><text:span text:style-name="T2">Account Security</text:span></text:p>
        </draw:rect>
        <draw:rect draw:style-name="gr2" draw:text-style-name="P3" draw:layer="layout" svg:width="2cm" svg:height="1.5cm" svg:x="14.5cm" svg:y="11.9cm">
          <text:p text:style-name="P1"><text:span text:style-name="T4">"form"</text:span></text:p>
          <text:p text:style-name="P1"><text:span text:style-name="T3">Network</text:span></text:p>
        </draw:rect>
        <draw:rect draw:style-name="gr2" draw:text-style-name="P3" draw:layer="layout" svg:width="2cm" svg:height="1.5cm" svg:x="17.4cm" svg:y="12cm">
          <text:p text:style-name="P1"><text:span text:style-name="T4">"form"</text:span></text:p>
          <text:p text:style-name="P1"><text:span text:style-name="T3">Languages</text:span></text:p>
        </draw:rect>
        <draw:rect draw:style-name="gr2" draw:text-style-name="P3" draw:layer="layout" svg:width="2cm" svg:height="1.5cm" svg:x="23.3cm" svg:y="11.9cm">
          <text:p text:style-name="P1"><text:span text:style-name="T4">"form"</text:span></text:p>
          <text:p text:style-name="P1"><text:span text:style-name="T3">!Voice Chat</text:span></text:p>
        </draw:rect>
        <draw:rect draw:style-name="gr2" draw:text-style-name="P3" draw:layer="layout" svg:width="2cm" svg:height="1.5cm" svg:x="20.1cm" svg:y="12cm">
          <text:p text:style-name="P1"><text:span text:style-name="T4">"form"</text:span></text:p>
          <text:p text:style-name="P1"><text:span text:style-name="T3">Sound</text:span></text:p>
        </draw:rect>
        <draw:rect draw:style-name="gr2" draw:text-style-name="P2" draw:layer="layout" svg:width="2.4cm" svg:height="1.4cm" svg:x="5.9cm" svg:y="35.3cm">
          <text:p text:style-name="P1"><text:span text:style-name="T1">"form"</text:span></text:p>
          <text:p text:style-name="P1"><text:span text:style-name="T2">Controls</text:span></text:p>
        </draw:rect>
        <draw:rect draw:style-name="gr2" draw:text-style-name="P2" draw:layer="layout" svg:width="2.4cm" svg:height="1.4cm" svg:x="10.6cm" svg:y="35.4cm">
          <text:p text:style-name="P1"><text:span text:style-name="T1">"form"</text:span></text:p>
          <text:p text:style-name="P1"><text:span text:style-name="T2">Combat</text:span></text:p>
        </draw:rect>
        <draw:rect draw:style-name="gr2" draw:text-style-name="P2" draw:layer="layout" svg:width="2.4cm" svg:height="1.4cm" svg:x="20.1cm" svg:y="35.8cm">
          <text:p text:style-name="P1"><text:span text:style-name="T1">"form"</text:span></text:p>
          <text:p text:style-name="P1"><text:span text:style-name="T2">Social</text:span></text:p>
        </draw:rect>
        <draw:rect draw:style-name="gr2" draw:text-style-name="P2" draw:layer="layout" svg:width="2.4cm" svg:height="1.4cm" svg:x="15.6cm" svg:y="35.6cm">
          <text:p text:style-name="P1"><text:span text:style-name="T1">"form"</text:span></text:p>
          <text:p text:style-name="P1"><text:span text:style-name="T2">Display</text:span></text:p>
        </draw:rect>
        <draw:rect draw:style-name="gr2" draw:text-style-name="P2" draw:layer="layout" svg:width="2.4cm" svg:height="1.4cm" svg:x="24.2cm" svg:y="35.9cm">
          <text:p text:style-name="P1"><text:span text:style-name="T1">"form"</text:span></text:p>
          <text:p text:style-name="P1"><text:span text:style-name="T2">ActionBars</text:span></text:p>
        </draw:rect>
        <draw:rect draw:style-name="gr2" draw:text-style-name="P2" draw:layer="layout" svg:width="2.4cm" svg:height="1.3cm" svg:x="31.9cm" svg:y="36.3cm">
          <text:p text:style-name="P1"><text:span text:style-name="T1">"form"</text:span></text:p>
          <text:p text:style-name="P1"><text:span text:style-name="T2">Camera</text:span></text:p>
        </draw:rect>
        <draw:rect draw:style-name="gr2" draw:text-style-name="P2" draw:layer="layout" svg:width="2.4cm" svg:height="1.4cm" svg:x="35.6cm" svg:y="36.1cm">
          <text:p text:style-name="P1"><text:span text:style-name="T1">"form"</text:span></text:p>
          <text:p text:style-name="P1"><text:span text:style-name="T2">Accessibility</text:span></text:p>
        </draw:rect>
        <draw:rect draw:style-name="gr2" draw:text-style-name="P2" draw:layer="layout" svg:width="2.4cm" svg:height="1.4cm" svg:x="28.2cm" svg:y="36.2cm">
          <text:p text:style-name="P1"><text:span text:style-name="T1">"form"</text:span></text:p>
          <text:p text:style-name="P1"><text:span text:style-name="T2">Names</text:span></text:p>
        </draw:rect>
        <draw:rect draw:style-name="gr2" draw:text-style-name="P2" draw:layer="layout" svg:width="2.4cm" svg:height="1.4cm" svg:x="43.5cm" svg:y="36.3cm">
          <text:p text:style-name="P1"><text:span text:style-name="T1">"form"</text:span></text:p>
          <text:p text:style-name="P1"><text:span text:style-name="T2">Mouse</text:span></text:p>
        </draw:rect>
        <draw:rect draw:style-name="gr2" draw:text-style-name="P2" draw:layer="layout" svg:width="2.4cm" svg:height="1.4cm" svg:x="39.7cm" svg:y="36.2cm">
          <text:p text:style-name="P1"><text:span text:style-name="T1">"form"</text:span></text:p>
          <text:p text:style-name="P1"><text:span text:style-name="T2">Raid Profiles</text:span></text:p>
        </draw:rect>
        <draw:rect draw:style-name="gr2" draw:text-style-name="P2" draw:layer="layout" svg:width="2.9cm" svg:height="1.4cm" svg:x="37.1cm" svg:y="17.3cm">
          <text:p text:style-name="P1"><text:span text:style-name="T1">"form"</text:span></text:p>
          <text:p text:style-name="P1"><text:span text:style-name="T2">Vehicul Controls</text:span></text:p>
        </draw:rect>
        <draw:rect draw:style-name="gr2" draw:text-style-name="P2" draw:layer="layout" svg:width="2.4cm" svg:height="1.4cm" svg:x="55.3cm" svg:y="17.2cm">
          <text:p text:style-name="P1"><text:span text:style-name="T1">"form"</text:span></text:p>
          <text:p text:style-name="P1"><text:span text:style-name="T2">Target Markers</text:span></text:p>
        </draw:rect>
        <draw:rect draw:style-name="gr2" draw:text-style-name="P2" draw:layer="layout" svg:width="1.7cm" svg:height="1.4cm" svg:x="32cm" svg:y="17.3cm">
          <text:p text:style-name="P1"><text:span text:style-name="T1">"form"</text:span></text:p>
          <text:p text:style-name="P1"><text:span text:style-name="T2">Chat</text:span></text:p>
        </draw:rect>
        <draw:rect draw:style-name="gr2" draw:text-style-name="P2" draw:layer="layout" svg:width="2.4cm" svg:height="1.4cm" svg:x="43.5cm" svg:y="17.5cm">
          <text:p text:style-name="P1"><text:span text:style-name="T1">"form"</text:span></text:p>
          <text:p text:style-name="P1"><text:span text:style-name="T2">Targeting</text:span></text:p>
        </draw:rect>
        <draw:rect draw:style-name="gr2" draw:text-style-name="P2" draw:layer="layout" svg:width="2.4cm" svg:height="1.4cm" svg:x="46.3cm" svg:y="17.4cm">
          <text:p text:style-name="P1"><text:span text:style-name="T1">"form"</text:span></text:p>
          <text:p text:style-name="P1"><text:span text:style-name="T2">Camera</text:span></text:p>
        </draw:rect>
        <draw:rect draw:style-name="gr2" draw:text-style-name="P2" draw:layer="layout" svg:width="2.4cm" svg:height="1.4cm" svg:x="34.3cm" svg:y="17.3cm">
          <text:p text:style-name="P1"><text:span text:style-name="T1">"form"</text:span></text:p>
          <text:p text:style-name="P1"><text:span text:style-name="T2">Action Bar</text:span></text:p>
        </draw:rect>
        <draw:rect draw:style-name="gr2" draw:text-style-name="P2" draw:layer="layout" svg:width="2.4cm" svg:height="1.4cm" svg:x="40.5cm" svg:y="17.5cm">
          <text:p text:style-name="P1"><text:span text:style-name="T1">"form"</text:span></text:p>
          <text:p text:style-name="P1"><text:span text:style-name="T2">MultiActionBar</text:span></text:p>
        </draw:rect>
        <draw:rect draw:style-name="gr2" draw:text-style-name="P2" draw:layer="layout" svg:width="2.4cm" svg:height="1.4cm" svg:x="52.1cm" svg:y="17.1cm">
          <text:p text:style-name="P1"><text:span text:style-name="T1">"form"</text:span></text:p>
          <text:p text:style-name="P1"><text:span text:style-name="T2">Miscellaneous</text:span></text:p>
        </draw:rect>
        <draw:rect draw:style-name="gr2" draw:text-style-name="P2" draw:layer="layout" svg:width="2.7cm" svg:height="1.4cm" svg:x="28.8cm" svg:y="17.3cm">
          <text:p text:style-name="P1"><text:span text:style-name="T1">"form"</text:span></text:p>
          <text:p text:style-name="P1"><text:span text:style-name="T2">Movement Keys</text:span></text:p>
        </draw:rect>
        <draw:rect draw:style-name="gr2" draw:text-style-name="P2" draw:layer="layout" svg:width="2.4cm" svg:height="1.4cm" svg:x="49.2cm" svg:y="17.2cm">
          <text:p text:style-name="P1"><text:span text:style-name="T1">"form"</text:span></text:p>
          <text:p text:style-name="P1"><text:span text:style-name="T2">Interface Panel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18T21:07:06.76</meta:creation-date>
    <dc:date>2020-01-17T11:28:55.33</dc:date>
    <meta:editing-duration>PT1H44M44S</meta:editing-duration>
    <meta:editing-cycles>43</meta:editing-cycles>
    <meta:generator>OpenOffice/4.1.7$Win32 OpenOffice.org_project/417m1$Build-9800</meta:generator>
    <meta:document-statistic meta:object-count="84"/>
  </office:meta>
</office:document-meta>
</file>